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Country (short name)</text:p>
          </table:table-cell>
          <table:table-cell office:value-type="string" calcext:value-type="string">
            <text:p>Country (official name)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Capital (sporcle entry)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Islamic Republic of Afgha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bul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Republic of Alb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irana</text:p>
          </table:table-cell>
        </table:table-row>
        <table:table-row table:style-name="ro3">
          <table:table-cell office:value-type="string" calcext:value-type="string">
            <text:p>Algeria</text:p>
          </table:table-cell>
          <table:table-cell office:value-type="string" calcext:value-type="string">
            <text:p>People's Democratic Republic of Al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lgiers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Principality of Andor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ndorra la Vella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Republic of Angol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anda</text:p>
          </table:table-cell>
        </table:table-row>
        <table:table-row table:style-name="ro4">
          <table:table-cell table:number-columns-repeated="2" office:value-type="string" calcext:value-type="string">
            <text:p>Antigua and Barbu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John's/St John's/Saint Johns/St Johns/St. John's/St. Johns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e Republic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uenos Aires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Republic of Armen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Yerevan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Commonwealth of Austral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Canberra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Republic of Aust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enna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Republic of Azerbaij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ku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Commonwealth of the Baham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Nassau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Kingdom of Bahrai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ama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People's Republic of Bangladesh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haka</text:p>
          </table:table-cell>
        </table:table-row>
        <table:table-row table:style-name="ro2"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ridgetown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Republic of Bela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insk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Kingdom of Belgiu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ussels</text:p>
          </table:table-cell>
        </table:table-row>
        <table:table-row table:style-name="ro2"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elmopan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Republic of Beni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o-Novo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Kingdom of Bhu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himphu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Plurinational State of Boliv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a Paz and Sucre/La Paz/Sucre</text:p>
          </table:table-cell>
        </table:table-row>
        <table:table-row table:style-name="ro2">
          <table:table-cell table:number-columns-repeated="2" office:value-type="string" calcext:value-type="string">
            <text:p>Bosnia and Herzegovi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rajevo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Republic of Botsw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aborone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Federative Republic of Brazil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rasilia</text:p>
          </table:table-cell>
        </table:table-row>
        <table:table-row table:style-name="ro3">
          <table:table-cell office:value-type="string" calcext:value-type="string">
            <text:p>Brunei</text:p>
          </table:table-cell>
          <table:table-cell office:value-type="string" calcext:value-type="string">
            <text:p>Nation of Brunei, Abode of Peac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dar Seri Begawan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Republic of Bulgar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ofia</text:p>
          </table:table-cell>
        </table:table-row>
        <table:table-row table:style-name="ro5"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Ouagadougou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Republic of Burund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Gitega/Bujumbura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ingdom of Cambo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hnom Penh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Republic of Cameroo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oundé/Yaounde</text:p>
          </table:table-cell>
        </table:table-row>
        <table:table-row table:style-name="ro2">
          <table:table-cell table:number-columns-repeated="2"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Ottawa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Republic of Cabo Verd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aia</text:p>
          </table:table-cell>
        </table:table-row>
        <table:table-row table:style-name="ro1">
          <table:table-cell table:number-columns-repeated="2" office:value-type="string" calcext:value-type="string">
            <text:p>Central African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gui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Republic of Chad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'djamena/Ndjamena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Republic of Chil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People's Republic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jing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Republic of Colombi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Bogotá/Bogota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Union of the Comoro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roni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Republic of Costa 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José/San Jose</text:p>
          </table:table-cell>
        </table:table-row>
        <table:table-row table:style-name="ro2">
          <table:table-cell office:value-type="string" calcext:value-type="string">
            <text:p>Ivory Coast</text:p>
          </table:table-cell>
          <table:table-cell office:value-type="string" calcext:value-type="string">
            <text:p>Republic of Côte d'Ivoir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Yamoussoukro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Republic of Croat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Zagreb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Republic of Cub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Havana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Republic of Cypr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Nicosia</text:p>
          </table:table-cell>
        </table:table-row>
        <table:table-row table:style-name="ro2">
          <table:table-cell office:value-type="string" calcext:value-type="string">
            <text:p>Czechia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ague</text:p>
          </table:table-cell>
        </table:table-row>
        <table:table-row table:style-name="ro1">
          <table:table-cell table:number-columns-repeated="2" office:value-type="string" calcext:value-type="string">
            <text:p>Democratic Republic of the 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nshasa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Kingdom of Denmar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openhagen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Republic of Djibou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Commonwealth of Domin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Roseau</text:p>
          </table:table-cell>
        </table:table-row>
        <table:table-row table:style-name="ro2">
          <table:table-cell table:number-columns-repeated="2" office:value-type="string" calcext:value-type="string">
            <text:p>Dominican Republic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to Domingo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Republic of Ecuador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Quito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Arab Republic of Egypt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airo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Republic of El Salvador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n Salvador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Republic of Equatorial Guin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abo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State of Eritre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smara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Republic of Est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Tallinn</text:p>
          </table:table-cell>
        </table:table-row>
        <table:table-row table:style-name="ro3">
          <table:table-cell office:value-type="string" calcext:value-type="string">
            <text:p>Ethiopia</text:p>
          </table:table-cell>
          <table:table-cell office:value-type="string" calcext:value-type="string">
            <text:p>Federal Democratic Republic of Ethiop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ddis Ababa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Republic of Fiji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Suva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Republic of Fin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Helsinki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ench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aris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bonese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breville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Islamic Republic of the G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njul</text:p>
          </table:table-cell>
        </table:table-row>
        <table:table-row table:style-name="ro5">
          <table:table-cell table:number-columns-repeated="2" office:value-type="string" calcext:value-type="string">
            <text:p>Georg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bilisi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Federal Republic of German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lin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Republic of Ghan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ccra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Hellenic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thens</text:p>
          </table:table-cell>
        </table:table-row>
        <table:table-row table:style-name="ro4"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Saint George's/Saint Georges/St. George's/St. Georges/St George's/St Georges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Republic of Guatemal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Guatemala City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Republic of Guinea[Note 10]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Conakry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Republic of Guinea-Bissau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issau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Co-operative Republic of Guyan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Georgetown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Republic of Haiti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-au-Prince/Port au Prince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Republic of Hondura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Tegucigalpa</text:p>
          </table:table-cell>
        </table:table-row>
        <table:table-row table:style-name="ro5">
          <table:table-cell table:number-columns-repeated="2" office:value-type="string" calcext:value-type="string">
            <text:p>Hungar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dapest</text:p>
          </table:table-cell>
        </table:table-row>
        <table:table-row table:style-name="ro5">
          <table:table-cell table:number-columns-repeated="2" office:value-type="string" calcext:value-type="string">
            <text:p>Ic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eykjavík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Republic of Ind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ew Delhi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Republic of Indone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akarta</text:p>
          </table:table-cell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ehran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Republic of Iraq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ghdad</text:p>
          </table:table-cell>
        </table:table-row>
        <table:table-row table:style-name="ro5">
          <table:table-cell table:number-columns-repeated="2" office:value-type="string" calcext:value-type="string">
            <text:p>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Dublin</text:p>
          </table:table-cell>
        </table:table-row>
        <table:table-row table:style-name="ro5">
          <table:table-cell office:value-type="string" calcext:value-type="string">
            <text:p>Israel</text:p>
          </table:table-cell>
          <table:table-cell office:value-type="string" calcext:value-type="string">
            <text:p>State of Israe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Jerusalem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alian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ome</text:p>
          </table:table-cell>
        </table:table-row>
        <table:table-row table:style-name="ro2"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n</text:p>
          </table:table-cell>
        </table:table-row>
        <table:table-row table:style-name="ro5">
          <table:table-cell table:number-columns-repeated="2" office:value-type="string" calcext:value-type="string">
            <text:p>Jap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okyo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Hashemite Kingdom of Jord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mman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Republic of Kazakh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tana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Republic of Ken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airobi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Republic of Kiribat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arawa/South Tarawa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string" calcext:value-type="string">
            <text:p>Republic of Koso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ristina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State of Kuwai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wait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yrgyz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ishkek</text:p>
          </table:table-cell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Vientiane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Republic of Latv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Rig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ebanese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eirut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Kingdom of Lesoth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seru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nrovia</text:p>
          </table:table-cell>
        </table:table-row>
        <table:table-row table:style-name="ro5">
          <table:table-cell office:value-type="string" calcext:value-type="string">
            <text:p>Libya</text:p>
          </table:table-cell>
          <table:table-cell office:value-type="string" calcext:value-type="string">
            <text:p>State of Liby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ripoli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Principality of Liechtenste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duz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Republic of Lithu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ilnius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Grand Duchy of 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uxembourg</text:p>
          </table:table-cell>
        </table:table-row>
        <table:table-row table:style-name="ro2">
          <table:table-cell office:value-type="string" calcext:value-type="string">
            <text:p>Macedonia</text:p>
          </table:table-cell>
          <table:table-cell office:value-type="string" calcext:value-type="string">
            <text:p>Republic of Macedo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kopje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Republic of Madagasca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ntananarivo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Republic of Malaw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ilongwe</text:p>
          </table:table-cell>
        </table:table-row>
        <table:table-row table:style-name="ro5"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uala Lumpur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Republic of Maldiv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lé/Male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Republic of Mal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amako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Republic of Malt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lletta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Republic of the Marshall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Majuro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Islamic Republic of Maurit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ouakchott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Republic of Mauritiu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ort Louis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United Mexican Stat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exico City</text:p>
          </table:table-cell>
        </table:table-row>
        <table:table-row table:style-name="ro1">
          <table:table-cell office:value-type="string" calcext:value-type="string">
            <text:p>Micronesia</text:p>
          </table:table-cell>
          <table:table-cell office:value-type="string" calcext:value-type="string">
            <text:p>Federated States of Micronesi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alikir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Chişinău/Chisinau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Principality of 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onaco</text:p>
          </table:table-cell>
        </table:table-row>
        <table:table-row table:style-name="ro3"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Ulaanbaatar/Ulan Bator/Ulanbator</text:p>
          </table:table-cell>
        </table:table-row>
        <table:table-row table:style-name="ro5"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Podgorica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Kingdom of Morocc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Rabat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Republic of Mozambiqu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aputo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Republic of the Union of Myanm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Naypyidaw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Republic of Nami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Windhoek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Republic of Naur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Yaren</text:p>
          </table:table-cell>
        </table:table-row>
        <table:table-row table:style-name="ro3">
          <table:table-cell office:value-type="string" calcext:value-type="string">
            <text:p>Nepal</text:p>
          </table:table-cell>
          <table:table-cell office:value-type="string" calcext:value-type="string">
            <text:p>Federal Democratic Republic of Nepal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Kathmandu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Kingdom of the Netherland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Amsterdam</text:p>
          </table:table-cell>
        </table:table-row>
        <table:table-row table:style-name="ro5">
          <table:table-cell table:number-columns-repeated="2" office:value-type="string" calcext:value-type="string">
            <text:p>New Zealand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Wellington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Republic of Nicaragu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Managua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Republic of Niger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Niamey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buja</text:p>
          </table:table-cell>
        </table:table-row>
        <table:table-row table:style-name="ro3">
          <table:table-cell office:value-type="string" calcext:value-type="string">
            <text:p>North Korea</text:p>
          </table:table-cell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Pyongyang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Kingdom of Norway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slo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Sultanate of Om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sqat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Islamic Republic of Pa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Islamabad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Republic of Pala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gerulmud</text:p>
          </table:table-cell>
        </table:table-row>
        <table:table-row table:style-name="ro2">
          <table:table-cell office:value-type="string" calcext:value-type="string">
            <text:p>Palestine</text:p>
          </table:table-cell>
          <table:table-cell office:value-type="string" calcext:value-type="string">
            <text:p>State of Palestin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amallah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Republic of Panam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anama City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Independent State of Papua New Guine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Moresby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Republic of Para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Asunción/Asuncion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Republic of Peru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Republic of the Philippin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Manila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Republic of Po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Warsaw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uese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isbon</text:p>
          </table:table-cell>
        </table:table-row>
        <table:table-row table:style-name="ro5">
          <table:table-cell office:value-type="string" calcext:value-type="string">
            <text:p>Qatar</text:p>
          </table:table-cell>
          <table:table-cell office:value-type="string" calcext:value-type="string">
            <text:p>State of Qatar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oha</text:p>
          </table:table-cell>
        </table:table-row>
        <table:table-row table:style-name="ro2">
          <table:table-cell table:number-columns-repeated="2" office:value-type="string" calcext:value-type="string">
            <text:p>Republic of the Congo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Brazzaville</text:p>
          </table:table-cell>
        </table:table-row>
        <table:table-row table:style-name="ro5"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ucharest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Asia and Europe</text:p>
          </table:table-cell>
          <table:table-cell office:value-type="string" calcext:value-type="string">
            <text:p>Moscow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epublic of Rw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igali</text:p>
          </table:table-cell>
        </table:table-row>
        <table:table-row table:style-name="ro3">
          <table:table-cell office:value-type="string" calcext:value-type="string">
            <text:p>Saint Kitts and Nevis</text:p>
          </table:table-cell>
          <table:table-cell office:value-type="string" calcext:value-type="string">
            <text:p>Federation of Saint Christopher and Nevi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Basseterre</text:p>
          </table:table-cell>
        </table:table-row>
        <table:table-row table:style-name="ro2"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stries</text:p>
          </table:table-cell>
        </table:table-row>
        <table:table-row table:style-name="ro1">
          <table:table-cell table:number-columns-repeated="2" office:value-type="string" calcext:value-type="string">
            <text:p>Saint Vincent and the Grenadines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Kingstown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Independent State of Samo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Apia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Republic of San Marin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an Marino</text:p>
          </table:table-cell>
        </table:table-row>
        <table:table-row table:style-name="ro3">
          <table:table-cell office:value-type="string" calcext:value-type="string">
            <text:p>Sao Tome and Principe</text:p>
          </table:table-cell>
          <table:table-cell office:value-type="string" calcext:value-type="string">
            <text:p>Democratic Republic of São Tomé and Príncip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São Tomé/Sao Tome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Kingdom of Saudi Arabi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Riyadh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Republic of Senegal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akar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epublic of Serb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lgrade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Republic of Seychelles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Victoria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Republic of Sierra Leon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Freetown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Republic of Singapor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ingapore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lovak Republic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ratislava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Republic of Sloven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jubljana</text:p>
          </table:table-cell>
        </table:table-row>
        <table:table-row table:style-name="ro2">
          <table:table-cell table:number-columns-repeated="2" office:value-type="string" calcext:value-type="string">
            <text:p>Solomon Islands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Honiara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Federal Republic of Somal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ogadishu</text:p>
          </table:table-cell>
        </table:table-row>
        <table:table-row table:style-name="ro6">
          <table:table-cell office:value-type="string" calcext:value-type="string">
            <text:p>South Africa</text:p>
          </table:table-cell>
          <table:table-cell office:value-type="string" calcext:value-type="string">
            <text:p>Republic of South 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Pretoria, Bloemfontein and Cape Town/Pretoria/Bloemfontein/Cape Town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eoul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Republic of South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Juba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Kingdom of Spa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Madrid</text:p>
          </table:table-cell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Democratic Socialist Republic of Sri Lank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ri Jayawardenapura-Kotte/Sri Jayawedenpura Kotte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Republic of the Sudan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hartoum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Republic of Suriname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Paramaribo</text:p>
          </table:table-cell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Kingdom of eSwatini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Mbabane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Kingdom of Swede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tockholm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Swiss Confederatio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Bern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amascus</text:p>
          </table:table-cell>
        </table:table-row>
        <table:table-row table:style-name="ro2">
          <table:table-cell office:value-type="string" calcext:value-type="string">
            <text:p>Taiwan</text:p>
          </table:table-cell>
          <table:table-cell office:value-type="string" calcext:value-type="string">
            <text:p>Republic of China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ipei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Republic of Taji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ushanbe</text:p>
          </table:table-cell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Dodoma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Kingdom of Thailand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Bangkok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Democratic Republic of Timor-Leste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ili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ogolese Republic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ome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Kingdom of Tonga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Nuku'alofa/Nukualofa/Nuku alof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Port of Spain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Republic of Tunis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unis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Republic of Turkey</text:p>
          </table:table-cell>
          <table:table-cell office:value-type="string" calcext:value-type="string">
            <text:p>Asia and Europe</text:p>
          </table:table-cell>
          <table:table-cell office:value-type="string" calcext:value-type="string">
            <text:p>Ankara</text:p>
          </table:table-cell>
        </table:table-row>
        <table:table-row table:style-name="ro5">
          <table:table-cell table:number-columns-repeated="2" office:value-type="string" calcext:value-type="string">
            <text:p>Turkmen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sgabat</text:p>
          </table:table-cell>
        </table:table-row>
        <table:table-row table:style-name="ro5">
          <table:table-cell table:number-columns-repeated="2" office:value-type="string" calcext:value-type="string">
            <text:p>Tuval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Funafuti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Republic of Ugand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Kampala</text:p>
          </table:table-cell>
        </table:table-row>
        <table:table-row table:style-name="ro5">
          <table:table-cell table:number-columns-repeated="2" office:value-type="string" calcext:value-type="string">
            <text:p>Ukrai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Kiev/Kyiv</text:p>
          </table:table-cell>
        </table:table-row>
        <table:table-row table:style-name="ro2">
          <table:table-cell table:number-columns-repeated="2" office:value-type="string" calcext:value-type="string">
            <text:p>United Arab Emirates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Abu Dhabi</text:p>
          </table:table-cell>
        </table:table-row>
        <table:table-row table:style-name="ro7">
          <table:table-cell office:value-type="string" calcext:value-type="string">
            <text:p>United Kingdom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Washington, D.C./Washington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Oriental Republic of Uruguay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Montevideo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Republic of Uzbekista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Tashkent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Republic of Vanuatu</text:p>
          </table:table-cell>
          <table:table-cell office:value-type="string" calcext:value-type="string">
            <text:p>Oceania</text:p>
          </table:table-cell>
          <table:table-cell office:value-type="string" calcext:value-type="string">
            <text:p>Port Vila</text:p>
          </table:table-cell>
        </table:table-row>
        <table:table-row table:style-name="ro2">
          <table:table-cell office:value-type="string" calcext:value-type="string">
            <text:p>Vatican City</text:p>
          </table:table-cell>
          <table:table-cell office:value-type="string" calcext:value-type="string">
            <text:p>Vatican City Sta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Vatican City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Bolivarian Republic of Venezuela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Caracas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Socialist Republic of Vietnam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Hanoi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Republic of Yemen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Sana'a/Sanaa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Republic of Zambi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Lusak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Republic of Zimbabwe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Har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7T11:51:35.157167634</meta:creation-date>
    <dc:date>2023-04-17T11:55:47.779857345</dc:date>
    <meta:editing-duration>PT4M7S</meta:editing-duration>
    <meta:editing-cycles>11</meta:editing-cycles>
    <meta:generator>LibreOffice/7.2.7.2$Linux_X86_64 LibreOffice_project/20$Build-2</meta:generator>
    <meta:document-statistic meta:table-count="1" meta:cell-count="792" meta:object-count="0"/>
  </office:meta>
</office:document-meta>
</file>